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7fcb"/>
    </style:style>
    <style:style style:name="P2" style:family="paragraph" style:parent-style-name="Text_20_body">
      <style:text-properties officeooo:rsid="00241dcf" officeooo:paragraph-rsid="00241dcf"/>
    </style:style>
    <style:style style:name="P3" style:family="paragraph" style:parent-style-name="Text_20_body">
      <style:text-properties officeooo:rsid="0024724a" officeooo:paragraph-rsid="0024724a"/>
    </style:style>
    <style:style style:name="P4" style:family="paragraph" style:parent-style-name="Text_20_body">
      <style:text-properties officeooo:paragraph-rsid="0025a63d"/>
    </style:style>
    <style:style style:name="P5" style:family="paragraph" style:parent-style-name="Heading_20_2">
      <style:text-properties officeooo:paragraph-rsid="001c03e0"/>
    </style:style>
    <style:style style:name="P6" style:family="paragraph" style:parent-style-name="Heading_20_2">
      <style:text-properties officeooo:rsid="001c03e0" officeooo:paragraph-rsid="001c03e0"/>
    </style:style>
    <style:style style:name="P7" style:family="paragraph" style:parent-style-name="Heading_20_2">
      <style:text-properties officeooo:rsid="00222178" officeooo:paragraph-rsid="00222178"/>
    </style:style>
    <style:style style:name="P8" style:family="paragraph" style:parent-style-name="Heading_20_2">
      <style:text-properties officeooo:rsid="0023d5cb" officeooo:paragraph-rsid="0023d5cb"/>
    </style:style>
    <style:style style:name="P9" style:family="paragraph" style:parent-style-name="Heading_20_2">
      <style:text-properties officeooo:rsid="00241dcf" officeooo:paragraph-rsid="00241dcf"/>
    </style:style>
    <style:style style:name="P10" style:family="paragraph" style:parent-style-name="Heading_20_2">
      <style:text-properties style:font-name="Courier 10 Pitch"/>
    </style:style>
    <style:style style:name="P11" style:family="paragraph" style:parent-style-name="Heading_20_2">
      <style:text-properties style:font-name="Courier 10 Pitch" officeooo:rsid="00241dcf" officeooo:paragraph-rsid="00241dcf"/>
    </style:style>
    <style:style style:name="P12" style:family="paragraph" style:parent-style-name="Heading_20_2">
      <style:text-properties style:font-name="Courier 10 Pitch" officeooo:rsid="00286114" officeooo:paragraph-rsid="00286114"/>
    </style:style>
    <style:style style:name="P13" style:family="paragraph" style:parent-style-name="Heading_20_2">
      <style:text-properties officeooo:rsid="0025a63d" officeooo:paragraph-rsid="0025a63d"/>
    </style:style>
    <style:style style:name="P14" style:family="paragraph" style:parent-style-name="Heading_20_1">
      <style:text-properties officeooo:paragraph-rsid="001c03e0"/>
    </style:style>
    <style:style style:name="P15" style:family="paragraph" style:parent-style-name="Heading_20_1">
      <style:text-properties officeooo:paragraph-rsid="001cdabc"/>
    </style:style>
    <style:style style:name="P16" style:family="paragraph" style:parent-style-name="Heading_20_1">
      <style:text-properties officeooo:paragraph-rsid="00217fcb"/>
    </style:style>
    <style:style style:name="P17" style:family="paragraph" style:parent-style-name="Heading_20_1">
      <style:text-properties officeooo:rsid="00222178" officeooo:paragraph-rsid="00222178"/>
    </style:style>
    <style:style style:name="P18" style:family="paragraph" style:parent-style-name="Heading_20_1">
      <style:text-properties officeooo:rsid="0023d5cb" officeooo:paragraph-rsid="0023d5cb"/>
    </style:style>
    <style:style style:name="P19" style:family="paragraph" style:parent-style-name="Heading_20_1">
      <style:text-properties style:font-name="Courier 10 Pitch"/>
    </style:style>
    <style:style style:name="P20" style:family="paragraph" style:parent-style-name="Heading_20_1">
      <style:text-properties style:font-name="Courier 10 Pitch" officeooo:rsid="0023d5cb" officeooo:paragraph-rsid="0023d5cb"/>
    </style:style>
    <style:style style:name="P21" style:family="paragraph" style:parent-style-name="Heading_20_3">
      <style:text-properties officeooo:paragraph-rsid="001c03e0"/>
    </style:style>
    <style:style style:name="P22" style:family="paragraph" style:parent-style-name="Heading_20_3">
      <style:text-properties officeooo:rsid="00222178" officeooo:paragraph-rsid="00222178"/>
    </style:style>
    <style:style style:name="P23" style:family="paragraph" style:parent-style-name="Heading_20_3">
      <style:text-properties officeooo:rsid="0023d5cb" officeooo:paragraph-rsid="0023d5cb"/>
    </style:style>
    <style:style style:name="P24" style:family="paragraph" style:parent-style-name="Heading_20_3">
      <style:text-properties style:font-name="Courier 10 Pitch"/>
    </style:style>
    <style:style style:name="P25" style:family="paragraph" style:parent-style-name="Heading_20_3">
      <style:text-properties style:font-name="Courier 10 Pitch" officeooo:rsid="00241dcf" officeooo:paragraph-rsid="00241dcf"/>
    </style:style>
    <style:style style:name="P26" style:family="paragraph" style:parent-style-name="Title">
      <style:text-properties officeooo:rsid="001edf69" officeooo:paragraph-rsid="001edf69"/>
    </style:style>
    <style:style style:name="T1" style:family="text">
      <style:text-properties officeooo:rsid="001c03e0"/>
    </style:style>
    <style:style style:name="T2" style:family="text">
      <style:text-properties officeooo:rsid="001f7539"/>
    </style:style>
    <style:style style:name="T3" style:family="text">
      <style:text-properties officeooo:rsid="00217fc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font-name="Courier 10 Pitch"/>
    </style:style>
    <style:style style:name="T7" style:family="text">
      <style:text-properties style:font-name="Courier 10 Pitch" fo:font-style="normal" style:font-style-asian="normal" style:font-style-complex="normal"/>
    </style:style>
    <style:style style:name="T8" style:family="text">
      <style:text-properties style:font-name="Courier 10 Pitch" fo:font-style="normal" officeooo:rsid="0023d5cb" style:font-style-asian="normal" style:font-style-complex="normal"/>
    </style:style>
    <style:style style:name="T9" style:family="text">
      <style:text-properties style:font-name="Courier 10 Pitch" officeooo:rsid="0023d5cb"/>
    </style:style>
    <style:style style:name="T10" style:family="text">
      <style:text-properties officeooo:rsid="0025a63d"/>
    </style:style>
    <style:style style:name="T11" style:family="text">
      <style:text-properties officeooo:rsid="002768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grama do curso de C<text:span text:style-name="T3">++</text:span></text:p>
      <text:h text:style-name="P17" text:outline-level="1">Orientação <text:span text:style-name="T5"><text:s/>a </text:span><text:s/><text:span text:style-name="T4">por</text:span> Objetos</text:h>
      <text:h text:style-name="P7" text:outline-level="2">Análise</text:h>
      <text:h text:style-name="P7" text:outline-level="2">Desenho</text:h>
      <text:h text:style-name="P7" text:outline-level="2">Implementação</text:h>
      <text:h text:style-name="P20" text:outline-level="1">namespaces</text:h>
      <text:h text:style-name="Heading_20_2" text:outline-level="2"><text:span text:style-name="T8">std::</text:span><text:span text:style-name="T7">cin</text:span> e <text:span text:style-name="T9">std::</text:span><text:span text:style-name="T7">cout</text:span></text:h>
      <text:h text:style-name="P11" text:outline-level="2">std::string</text:h>
      <text:h text:style-name="P16" text:outline-level="1"><text:span text:style-name="T3">Classes</text:span></text:h>
      <text:h text:style-name="P7" text:outline-level="2">Especificadores de acesso</text:h>
      <text:h text:style-name="P22" text:outline-level="3"><text:span text:style-name="T7">public</text:span>, <text:span text:style-name="T7">protected</text:span>, <text:span text:style-name="T7">private</text:span></text:h>
      <text:h text:style-name="P7" text:outline-level="2">Atributos</text:h>
      <text:h text:style-name="P7" text:outline-level="2">Métodos</text:h>
      <text:h text:style-name="P23" text:outline-level="3">Operadores</text:h>
      <text:h text:style-name="P18" text:outline-level="1">Herança</text:h>
      <text:h text:style-name="P8" text:outline-level="2">Método virtual</text:h>
      <text:h text:style-name="P8" text:outline-level="2">Método virtual puro e Classe abstrata</text:h>
      <text:h text:style-name="Heading_20_1" text:outline-level="1">Gerenciamento de memóri<text:span text:style-name="T10">a</text:span></text:h>
      <text:h text:style-name="P10" text:outline-level="2">std::shared_ptr</text:h>
      <text:h text:style-name="P10" text:outline-level="2">std::unique_ptr</text:h>
      <text:h text:style-name="P18" text:outline-level="1">Polimorfismo</text:h>
      <text:h text:style-name="Heading_20_1" text:outline-level="1">Classes parametrizadas – classes modelo – template classes</text:h>
      <text:h text:style-name="Heading_20_1" text:outline-level="1">Containers</text:h>
      <text:h text:style-name="Heading_20_2" text:outline-level="2">Sequenciais</text:h>
      <text:h text:style-name="P24" text:outline-level="3">std::vector</text:h>
      <text:h text:style-name="P24" text:outline-level="3">std::list</text:h>
      <text:h text:style-name="P24" text:outline-level="3">std::array</text:h>
      <text:h text:style-name="P9" text:outline-level="2">Associativos</text:h>
      <text:h text:style-name="P25" text:outline-level="3">std::set</text:h>
      <text:h text:style-name="P24" text:outline-level="3">std::map</text:h>
      <text:h text:style-name="Heading_20_1" text:outline-level="1">Iteradores</text:h>
      <text:h text:style-name="Heading_20_1" text:outline-level="1">Algoritmos</text:h>
      <text:h text:style-name="P13" text:outline-level="2">Function Objects</text:h>
      <text:h text:style-name="P13" text:outline-level="2">Lambda Functions</text:h>
      <text:h text:style-name="Heading_20_1" text:outline-level="1"><text:soft-page-break/>I<text:span text:style-name="T10">nput / Output</text:span></text:h>
      <text:h text:style-name="P19" text:outline-level="1"><text:span text:style-name="T11">std::f</text:span>ilesystem</text:h>
      <text:h text:style-name="Heading_20_1" text:outline-level="1">Polimorfismo sem herança</text:h>
      <text:h text:style-name="P12" text:outline-level="2">std::function</text:h>
      <text:h text:style-name="P10" text:outline-level="2">std::bind</text:h>
      <text:p text:style-name="P4"/>
      <text:p text:style-name="P3"/>
      <text:p text:style-name="P2"/>
      <text:p text:style-name="P2"/>
      <text:p text:style-name="P2"/>
      <text:h text:style-name="Heading_20_1" text:outline-level="1"/>
      <text:p text:style-name="P1"/>
      <text:h text:style-name="Heading_20_1" text:outline-level="1">Programa</text:h>
      <text:h text:style-name="Heading_20_2" text:outline-level="2">Interpretado <text:span text:style-name="T2">vs</text:span> compilado</text:h>
      <text:h text:style-name="Heading_20_2" text:outline-level="2">Programa <text:span text:style-name="T2">vs</text:span> processo</text:h>
      <text:h text:style-name="Heading_20_2" text:outline-level="2">Áreas de memória de programas e processos</text:h>
      <text:h text:style-name="Heading_20_2" text:outline-level="2"><text:span text:style-name="T1">O que é uma v</text:span>ariável</text:h>
      <text:h text:style-name="Heading_20_1" text:outline-level="1">Função</text:h>
      <text:h text:style-name="Heading_20_2" text:outline-level="2">Anatomia de uma função em C</text:h>
      <text:h text:style-name="Heading_20_2" text:outline-level="2">Funções e STACK</text:h>
      <text:h text:style-name="Heading_20_2" text:outline-level="2">Passagem de parâmetros em C</text:h>
      <text:h text:style-name="P5" text:outline-level="2">Como modificar o valor da variável passada como parâmetro?</text:h>
      <text:h text:style-name="P5" text:outline-level="2">Entrada e saída padrão</text:h>
      <text:h text:style-name="P5" text:outline-level="2">Macro constantes e comandos</text:h>
      <text:h text:style-name="Heading_20_1" text:outline-level="1">Matrizes</text:h>
      <text:h text:style-name="Heading_20_2" text:outline-level="2">Unidimensionais</text:h>
      <text:h text:style-name="P21" text:outline-level="3">Listando</text:h>
      <text:h text:style-name="P21" text:outline-level="3">Pesquisando</text:h>
      <text:h text:style-name="P5" text:outline-level="2"><text:span text:style-name="T1">Bi</text:span>dimensionais</text:h>
      <text:h text:style-name="P21" text:outline-level="3">Listando</text:h>
      <text:h text:style-name="P21" text:outline-level="3">Pesquisando</text:h>
      <text:h text:style-name="P6" text:outline-level="2">N-dimensões</text:h>
      <text:h text:style-name="P21" text:outline-level="3">Listando</text:h>
      <text:h text:style-name="P21" text:outline-level="3">Pesquisando</text:h>
      <text:h text:style-name="P14" text:outline-level="1">String</text:h>
      <text:h text:style-name="P14" text:outline-level="1"><text:soft-page-break/>Estruturas de dados</text:h>
      <text:h text:style-name="Heading_20_2" text:outline-level="2">Organização em memória</text:h>
      <text:h text:style-name="Heading_20_2" text:outline-level="2">Acesso aos campos</text:h>
      <text:h text:style-name="P6" text:outline-level="2">Funções de acesso</text:h>
      <text:h text:style-name="Heading_20_1" text:outline-level="1">Ponteiro para função</text:h>
      <text:h text:style-name="Heading_20_1" text:outline-level="1">Alocação dinâmica</text:h>
      <text:h text:style-name="Heading_20_2" text:outline-level="2">Lista</text:h>
      <text:h text:style-name="P15" text:outline-level="1">Passando parâmetros para o programa</text:h>
      <text:h text:style-name="Heading_20_1" text:outline-level="1">Arquiv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101cm" loext:contextual-spacing="false" fo:orphans="0" fo:widows="0" fo:text-indent="0cm" style:auto-text-indent="false" style:page-number="auto" fo:keep-with-next="auto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01cm" loext:contextual-spacing="false" fo:orphans="0" fo:widows="0" fo:text-indent="0.499cm" style:auto-text-indent="false" style:page-number="auto" fo:keep-with-next="auto"/>
      <style:text-properties style:font-name="FreeSans" fo:font-family="FreeSans" style:font-style-name="Negrito" style:font-family-generic="swiss" style:font-pitch="variable" fo:font-size="14pt" fo:font-weight="60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01cm" loext:contextual-spacing="false" fo:text-indent="1cm" style:auto-text-indent="false" style:page-number="auto"/>
      <style:text-properties style:font-name="FreeSans" fo:font-family="FreeSans" style:font-style-name="Negrito" style:font-family-generic="swiss" style:font-pitch="variable" fo:font-size="14pt" fo:font-weight="600" style:font-size-asian="101%" style:font-weight-asian="bold" style:font-size-complex="101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1:54:06.529993964</meta:creation-date>
    <dc:date>2018-04-08T17:30:10.221796768</dc:date>
    <meta:editing-duration>PT1H3M3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157" meta:character-count="1156" meta:non-whitespace-character-count="1066"/>
  </office:meta>
</office:document-meta>
</file>